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" style:family="paragraph" style:parent-style-name="Standard">
      <style:text-properties officeooo:rsid="001adc7b" officeooo:paragraph-rsid="001adc7b"/>
    </style:style>
    <style:style style:name="P3" style:family="paragraph" style:parent-style-name="Standard">
      <style:text-properties officeooo:rsid="001adc7b" officeooo:paragraph-rsid="001adc7b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adc7b" officeooo:paragraph-rsid="001adc7b"/>
    </style:style>
    <style:style style:name="P5" style:family="paragraph" style:parent-style-name="Standard">
      <style:text-properties officeooo:rsid="001b2022" officeooo:paragraph-rsid="001b2022"/>
    </style:style>
    <style:style style:name="T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1b6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rtelenen işler-iyileştirmeler</text:p>
      <text:p text:style-name="P2"/>
      <text:p text:style-name="P1"><text:span text:style-name="T1">LocalDate today </text:span><text:span text:style-name="T3">= </text:span><text:span text:style-name="T1">LocalDate</text:span><text:span text:style-name="T3">.</text:span><text:span text:style-name="T5">now</text:span><text:span text:style-name="T3">();</text:span></text:p>
      <text:p text:style-name="P2">aslında yerel formatta yazmıyor</text:p>
      <text:p text:style-name="P2"/>
      <text:p text:style-name="P2"/>
      <text:p text:style-name="P4"><text:span text:style-name="T3">} </text:span><text:span text:style-name="T6">catch </text:span><text:span text:style-name="T3">(</text:span><text:span text:style-name="T1">FileNotFoundException FileNotFoundException</text:span><text:span text:style-name="T3">) {</text:span></text:p>
      <text:p text:style-name="P5">bu isimlendirme çalışıyor mu sahşden</text:p>
      <text:p text:style-name="P5"/>
      <text:p text:style-name="P5"/>
      <text:p text:style-name="P5">denememetin.txt <text:span text:style-name="T7">eski hali,uzanti</text:span>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6:08.093358222</meta:creation-date>
    <dc:date>2024-03-16T22:02:44.573334273</dc:date>
    <meta:editing-duration>PT18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3" meta:character-count="218" meta:non-whitespace-character-count="201"/>
  </office:meta>
</office:document-meta>
</file>